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fo:background-color="#ffff00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70pt" fo:font-weight="bold" style:font-size-asian="70pt" style:font-weight-asian="bold" style:font-size-complex="70pt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Standard" style:list-style-name="L8"/>
    <style:style style:name="P12" style:family="paragraph" style:parent-style-name="Standard" style:list-style-name="L1">
      <style:text-properties style:text-line-through-style="none"/>
    </style:style>
    <style:style style:name="P13" style:family="paragraph" style:parent-style-name="Standard" style:list-style-name="L9">
      <style:text-properties style:text-line-through-style="none"/>
    </style:style>
    <style:style style:name="P14" style:family="paragraph" style:parent-style-name="Standard" style:list-style-name="L10"/>
    <style:style style:name="P15" style:family="paragraph" style:parent-style-name="Standard" style:list-style-name="L11"/>
    <style:style style:name="P16" style:family="paragraph" style:parent-style-name="Standard" style:list-style-name="L12"/>
    <style:style style:name="P17" style:family="paragraph" style:parent-style-name="Standard">
      <style:paragraph-properties fo:break-before="pag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-study report, associated with an analysis phasis.</text:p>
      <text:p text:style-name="Standard"/>
      <text:p text:style-name="Standard">What would be in this report : pre-study, general specification, first schedule of tasks (around 20 pages). No UML (report 2).</text:p>
      <text:p text:style-name="Standard"/>
      <text:p text:style-name="P2">First draft : October, 15<text:span text:style-name="T1">th</text:span></text:p>
      <text:p text:style-name="P2">Last draft : October, 23<text:span text:style-name="T1">th</text:span></text:p>
      <text:p text:style-name="Standard"/>
      <text:p text:style-name="P1">Summary (what we have decided)</text:p>
      <text:p text:style-name="Standard"/>
      <text:p text:style-name="Standard">Introduction : Interest of the project without going too deep (Dan)</text:p>
      <text:list xml:id="list3826725568445904509" text:style-name="L1">
        <text:list-item>
          <text:p text:style-name="P4">Presentation of our project (breve interest of AI, goals of the project) (Gabriel)</text:p>
        </text:list-item>
        <text:list-item>
          <text:p text:style-name="P4">Algorithm MCTS (Benoit)</text:p>
        </text:list-item>
        <text:list-item>
          <text:p text:style-name="P4">Presentation of our game (Moves, Arimaa designed to be complex for computer) (Gabriel)</text:p>
        </text:list-item>
        <text:list-item>
          <text:p text:style-name="P4">"Etat de l'art" of Arimaa (latest computing calculus improvements) and MCTS results (Study of the Game Go) (Benoit)</text:p>
        </text:list-item>
        <text:list-item>
          <text:p text:style-name="P4"><text:s/>Strategy of root parallélisation (Mikail)</text:p>
        </text:list-item>
        <text:list-item>
          <text:p text:style-name="P4">Solutions/Software used for our project (Open MP, C++, Grid 5000) (Baptiste)</text:p>
        </text:list-item>
        <text:list-item>
          <text:p text:style-name="P4">Final realisations of our project : What we will do with it (Dan)</text:p>
        </text:list-item>
        <text:list-item>
          <text:p text:style-name="P4">Tasks' schedule (MS Project) - organisation (Baptiste)</text:p>
        </text:list-item>
        <text:list-item>
          <text:p text:style-name="P4">Bibliography (Mikail)</text:p>
        </text:list-item>
      </text:list>
      <text:p text:style-name="Standard">Conclusion : recap of the report (Dan)</text:p>
      <text:p text:style-name="Standard"/>
      <text:p text:style-name="Standard">Re-reading of the document (Dan)</text:p>
      <text:p text:style-name="Standard">Correcting grammar mistakes (Everyone)</text:p>
      <text:p text:style-name="Standard">Main font : Times New Roman, 12, Justified</text:p>
      <text:p text:style-name="Standard"/>
      <text:p text:style-name="Standard"/>
      <text:p text:style-name="Standard"/>
      <text:p text:style-name="P3">Go to next page</text:p>
      <text:p text:style-name="P17">Table of contents : (to discuss)</text:p>
      <text:p text:style-name="Standard"/>
      <text:p text:style-name="Standard"><text:span text:style-name="T2">Introduction</text:span> : (Dan)</text:p>
      <text:list xml:id="list135764667712442974" text:style-name="L2">
        <text:list-header>
          <text:p text:style-name="P5">Interest of the project :</text:p>
        </text:list-header>
        <text:list-item>
          <text:p text:style-name="P5">Beat a human on 6 matches with an artificial intelligence</text:p>
        </text:list-item>
        <text:list-item>
          <text:p text:style-name="P5">Discover MCTS programming</text:p>
        </text:list-item>
        <text:list-item>
          <text:p text:style-name="P5">Understand parallelization computing</text:p>
        </text:list-item>
        <text:list-item>
          <text:p text:style-name="P5">Learn to schedule a project</text:p>
          <text:p text:style-name="P5"/>
        </text:list-item>
      </text:list>
      <text:list xml:id="list43219707" text:continue-list="list3826725568445904509" text:style-name="L1">
        <text:list-item text:start-value="1">
          <text:p text:style-name="P4"><text:span text:style-name="T2">Presentation of our project</text:span> (Gabriel) :</text:p>
        </text:list-item>
      </text:list>
      <text:list xml:id="list4905831263432993412" text:style-name="L3">
        <text:list-item>
          <text:p text:style-name="P6">Why design an Artificial Intelligence, at what level ? (nor Tic Tac Toe, nor Chess)</text:p>
        </text:list-item>
        <text:list-item>
          <text:p text:style-name="P6">Why use MCTS and parallelization programming (superficial), Calculations, our algorithm, building trees</text:p>
        </text:list-item>
        <text:list-item>
          <text:p text:style-name="P6">Goal of the project (a AI with MCTS computing, see 4INFO project manual)</text:p>
        </text:list-item>
      </text:list>
      <text:p text:style-name="Standard"/>
      <text:list xml:id="list43225984" text:continue-list="list43219707" text:style-name="L1">
        <text:list-item>
          <text:p text:style-name="P4"><text:span text:style-name="T2">Algorithm MCTS</text:span> (Benoit) :</text:p>
        </text:list-item>
      </text:list>
      <text:list xml:id="list5741060971348305755" text:style-name="L4">
        <text:list-item>
          <text:p text:style-name="P7">What is MCTS (start with easy explanation)</text:p>
        </text:list-item>
        <text:list-item>
          <text:p text:style-name="P7">Why use MCTS (game in general)</text:p>
        </text:list-item>
        <text:list-item>
          <text:p text:style-name="P7">How to use it (we need computing power)</text:p>
          <text:p text:style-name="P7"/>
        </text:list-item>
      </text:list>
      <text:list xml:id="list43242829" text:continue-list="list43225984" text:style-name="L1">
        <text:list-item>
          <text:p text:style-name="P4"><text:span text:style-name="T2">Presentation of Arimaa</text:span> (Moves, Arimaa designed to be complex for computer) (Gabriel) :</text:p>
        </text:list-item>
      </text:list>
      <text:list xml:id="list818318707362110558" text:style-name="L5">
        <text:list-item>
          <text:p text:style-name="P8">Why have we chosen it ? (impossible to solve, not much studied)</text:p>
        </text:list-item>
        <text:list-item>
          <text:p text:style-name="P8">Moves (almost every one of them with screenshots of your game)</text:p>
        </text:list-item>
        <text:list-item>
          <text:p text:style-name="P8">How to win ?</text:p>
        </text:list-item>
      </text:list>
      <text:p text:style-name="Standard"/>
      <text:list xml:id="list43224262" text:continue-list="list43242829" text:style-name="L1">
        <text:list-item>
          <text:p text:style-name="P4"><text:span text:style-name="T2">"Etat de l'art" of Arimaa and MCTS results</text:span> (Benoit) :</text:p>
        </text:list-item>
      </text:list>
      <text:list xml:id="list7451276293171931483" text:style-name="L6">
        <text:list-item>
          <text:p text:style-name="P9">Arima computing AI thesis recap (what has been done on Arimaa so far)</text:p>
        </text:list-item>
        <text:list-item>
          <text:p text:style-name="P9">MCTS thesis recap (report results game GO)</text:p>
          <text:p text:style-name="P9"/>
        </text:list-item>
      </text:list>
      <text:list xml:id="list43242222" text:continue-list="list43224262" text:style-name="L1">
        <text:list-item>
          <text:p text:style-name="P4"><text:span text:style-name="T2">Strategy of root parallelization</text:span> (Mikail) :</text:p>
        </text:list-item>
      </text:list>
      <text:list xml:id="list2228415536959859105" text:style-name="L7">
        <text:list-item>
          <text:p text:style-name="P10">Three type of parallelization (presentation of the three)</text:p>
        </text:list-item>
        <text:list-item>
          <text:p text:style-name="P10">Tests parallelization : What is the best of the three</text:p>
        </text:list-item>
        <text:list-item>
          <text:p text:style-name="P10">Hybrid parallelization ? Is it worthy ?</text:p>
          <text:p text:style-name="P10"/>
        </text:list-item>
      </text:list>
      <text:list xml:id="list43241773" text:continue-list="list43242222" text:style-name="L1">
        <text:list-item>
          <text:p text:style-name="P4"><text:span text:style-name="T2">Solutions/Software used for our project</text:span> (Baptiste) :</text:p>
        </text:list-item>
      </text:list>
      <text:list xml:id="list8650754425135111174" text:style-name="L8">
        <text:list-item>
          <text:p text:style-name="P11">OpenMP VS C++11</text:p>
        </text:list-item>
        <text:list-item>
          <text:p text:style-name="P11">Special C++ library (boost – delete is not useful)</text:p>
        </text:list-item>
        <text:list-item>
          <text:p text:style-name="P11">Microsoft Visual Studio 2011 (Gabriel Arimaa's application)</text:p>
        </text:list-item>
        <text:list-item>
          <text:p text:style-name="P11">MPI technology</text:p>
        </text:list-item>
        <text:list-item>
          <text:p text:style-name="P11">Grid5000 (just explain what it is)</text:p>
        </text:list-item>
        <text:list-item>
          <text:p text:style-name="P11">Zotero/Jabref for bibliography</text:p>
        </text:list-item>
        <text:list-item>
          <text:p text:style-name="P11">MS Project (just say that we will use it for the schedule)</text:p>
          <text:p text:style-name="P11"/>
        </text:list-item>
      </text:list>
      <text:list xml:id="list43213049" text:continue-list="list43241773" text:style-name="L1">
        <text:list-item>
          <text:p text:style-name="P12"><text:span text:style-name="T3">Final</text:span><text:span text:style-name="T2"> Next realisations of our project</text:span> (Dan) : </text:p>
        </text:list-item>
      </text:list>
      <text:list xml:id="list5391522590452114300" text:style-name="L9">
        <text:list-item>
          <text:p text:style-name="P13">about next reports (new schedule,UML, oral presentation, code, documentation)</text:p>
        </text:list-item>
        <text:list-item>
          <text:p text:style-name="P13">about final result (IA working, Grid5000, beat a human)</text:p>
        </text:list-item>
      </text:list>
      <text:list xml:id="list43211753" text:continue-list="list43213049" text:style-name="L1">
        <text:list-header>
          <text:p text:style-name="P4"/>
        </text:list-header>
        <text:list-item>
          <text:p text:style-name="P4"><text:span text:style-name="T2">Tasks' schedule</text:span> (Baptiste) :</text:p>
        </text:list-item>
      </text:list>
      <text:list xml:id="list984696089334805879" text:style-name="L10">
        <text:list-item>
          <text:p text:style-name="P14">MS Project explain the goal of this schedule (not be late)</text:p>
        </text:list-item>
        <text:list-item>
          <text:p text:style-name="P14">Schedule</text:p>
        </text:list-item>
        <text:list-item>
          <text:p text:style-name="P14"><text:soft-page-break/>comments if doubts to explain uncertainty</text:p>
          <text:p text:style-name="P14"/>
        </text:list-item>
      </text:list>
      <text:list xml:id="list43241044" text:continue-list="list43211753" text:style-name="L1">
        <text:list-item>
          <text:p text:style-name="P4"><text:span text:style-name="T2">Bibliography</text:span> (Mikail) :</text:p>
        </text:list-item>
      </text:list>
      <text:list xml:id="list5382325615954676052" text:style-name="L11">
        <text:list-item>
          <text:p text:style-name="P15">Just what we use to do that (ask everyone and collect all data by yourself – GoogleDoc ?)</text:p>
          <text:p text:style-name="P15"/>
        </text:list-item>
      </text:list>
      <text:p text:style-name="Standard"><text:span text:style-name="T2">Conclusion </text:span>(Dan) :</text:p>
      <text:list xml:id="list7802528100916165049" text:style-name="L12">
        <text:list-item>
          <text:p text:style-name="P16">What we are doing</text:p>
        </text:list-item>
        <text:list-item>
          <text:p text:style-name="P16">Technologies (MCTS, parallelization)</text:p>
        </text:list-item>
        <text:list-item>
          <text:p text:style-name="P16">Important software</text:p>
        </text:list-item>
        <text:list-item>
          <text:p text:style-name="P16">What has been done --&gt; What we will 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8M55S</meta:editing-duration>
    <meta:editing-cycles>60</meta:editing-cycles>
    <meta:generator>OpenOffice/4.1.0$Win32 OpenOffice.org_project/410m18$Build-9764</meta:generator>
    <dc:date>2014-10-03T23:07:01.82</dc:date>
    <dc:creator>Dan </dc:creator>
    <meta:document-statistic meta:table-count="0" meta:image-count="0" meta:object-count="0" meta:page-count="3" meta:paragraph-count="68" meta:word-count="568" meta:character-count="3229"/>
    <meta:user-defined meta:name="Info 1"/>
    <meta:user-defined meta:name="Info 2"/>
    <meta:user-defined meta:name="Info 3"/>
    <meta:user-defined meta:name="Info 4"/>
  </office:meta>
</office:document-meta>
</file>